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02cm" svg:stroke-color="#00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/>
    </style:style>
    <style:style style:name="T4" style:family="text">
      <style:text-properties fo:color="#ffcc99"/>
    </style:style>
    <style:style style:name="T5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wing layout managers</presentation:footer-decl>
      <presentation:footer-decl presentation:name="ftr2">CMPTxxxx</presentation:footer-decl>
      <presentation:date-time-decl presentation:name="dtd1" presentation:source="fixed">8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7.3: Swing Widget Layout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8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 2</text:p>
          </draw:text-box>
        </draw:frame>
        <draw:frame presentation:style-name="pr5" draw:text-style-name="P3" draw:id="id14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In Java, what does <text:span text:style-name="T1">final</text:span> mean when applied to:</text:p>
              </text:list-item>
            </text:list>
            <text:list text:style-name="L3">
              <text:list-item>
                <text:list>
                  <text:list-item>
                    <text:p text:style-name="P4">(a) <text:span text:style-name="T1">attributes</text:span>, (b) <text:span text:style-name="T1">methods</text:span>, (c) <text:span text:style-name="T1">classes</text:span>?</text:p>
                  </text:list-item>
                </text:list>
              </text:list-item>
            </text:list>
            <text:list text:style-name="L3">
              <text:list-item>
                <text:p text:style-name="P3">Name and give a short description of each of the <text:span text:style-name="T1">eight</text:span> primitive Java <text:span text:style-name="T1">types</text:span></text:p>
              </text:list-item>
            </text:list>
            <text:list text:style-name="L3">
              <text:list-item>
                <text:p text:style-name="P3">Write a short bit of Java code encoding these <text:span text:style-name="T1">relationships</text:span>: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">fido</text:span> <text:span text:style-name="T1">is a </text:span><text:span text:style-name="T3">Dog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A <text:span text:style-name="T3">Dog</text:span> is a <text:span text:style-name="T1">kind</text:span> of <text:span text:style-name="T3">Mammal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Every <text:span text:style-name="T3">Mammal</text:span> <text:span text:style-name="T1">has a</text:span> <text:span text:style-name="T3">Heart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Any <text:span text:style-name="T3">Dog</text:span> <text:span text:style-name="T1">can</text:span> <text:span text:style-name="T4">bark()</text:span>.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 2: answers #1</text:p>
          </draw:text-box>
        </draw:frame>
        <draw:frame presentation:style-name="pr5" draw:text-style-name="P3" draw:id="id1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16" text:style-name="P3">In Java, what does <text:span text:style-name="T1">final</text:span> mean when applied to:</text:p>
              </text:list-item>
            </text:list>
            <text:list text:style-name="L3">
              <text:list-item>
                <text:list>
                  <text:list-item>
                    <text:p text:id="id17" text:style-name="P4"><text:span text:style-name="T1">Attributes</text:span><text:span text:style-name="T5">: constant (read-onl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4"><text:span text:style-name="T1">Methods</text:span>: subclasses cannot overri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4"><text:span text:style-name="T1">Classes</text:span>: cannot be subclas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background" smil:attributeName="visibility" smil:to="visible"/>
                  <anim:transitionFilter smil:dur="0.5s" smil:targetElement="id15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 2: answers #2</text:p>
          </draw:text-box>
        </draw:frame>
        <draw:frame presentation:style-name="pr5" draw:text-style-name="P3" draw:id="id20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21" text:style-name="P3">Name and give a short description of each of the <text:span text:style-name="T1">eight</text:span> primitive Java <text:span text:style-name="T1">types</text:span></text:p>
              </text:list-item>
            </text:list>
            <text:list text:style-name="L3">
              <text:list-item>
                <text:list>
                  <text:list-item>
                    <text:p text:id="id22" text:style-name="P4"><text:span text:style-name="T1">boolean</text:span> (1 byte): true/fal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3" text:style-name="P4"><text:span text:style-name="T1">char</text:span> (2): Unicode charac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4"><text:span text:style-name="T1">byte</text:span> (1), <text:span text:style-name="T1">short</text:span> (2), <text:span text:style-name="T1">int</text:span> (4), <text:span text:style-name="T1">long</text:span> (8): integ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4"><text:span text:style-name="T1">float</text:span> (4), <text:span text:style-name="T1">double</text:span> (8): real numb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background" smil:attributeName="visibility" smil:to="visible"/>
                  <anim:transitionFilter smil:dur="0.5s" smil:targetElement="id2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 2: answers #3</text:p>
          </draw:text-box>
        </draw:frame>
        <draw:frame presentation:style-name="pr5" draw:text-style-name="P3" draw:id="id2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27" text:style-name="P3">Write a short bit of Java code encoding these <text:span text:style-name="T1">relationship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8" text:style-name="P6">“<text:span text:style-name="T2">fido</text:span> <text:span text:style-name="T1">is a </text:span><text:span text:style-name="T3">Dog</text:span>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9" text:style-name="P6">“A <text:span text:style-name="T3">Dog</text:span> is a <text:span text:style-name="T1">kind</text:span> of <text:span text:style-name="T3">Mammal</text:span>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0" text:style-name="P6">“Every <text:span text:style-name="T3">Mammal</text:span> <text:span text:style-name="T1">has a</text:span> <text:span text:style-name="T3">heart</text:span>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1" text:style-name="P6">“Any <text:span text:style-name="T3">Dog</text:span> <text:span text:style-name="T1">can</text:span> <text:span text:style-name="T4">bark()</text:span>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2" text:style-name="P7"><text:span text:style-name="T3">class Mammal { Heart h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3" text:style-name="P7"><text:span text:style-name="T3">class Dog extends Mammal { void bark()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4" text:style-name="P7"><text:span text:style-name="T3">Dog fido = new Dog()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background" smil:attributeName="visibility" smil:to="visible"/>
                  <anim:transitionFilter smil:dur="0.5s" smil:targetElement="id2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Model-View-Controller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Design patterns</text:span>: reusable, generic concepts to help you design your programs</text:p>
              </text:list-item>
            </text:list>
            <text:list text:style-name="L3">
              <text:list-item>
                <text:p text:style-name="P3"><text:span text:style-name="T1">MVC</text:span> design patter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odel</text:span>: <text:span text:style-name="T2">stores </text:span><text:span text:style-name="T5">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omputation, methods to transform dat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ata structure issues: arrays? Linked-lists? Classes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iew</text:span>: <text:span text:style-name="T2">display</text:span> / output / 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println()? Swing? Web? JTextField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troller</text:span>: <text:span text:style-name="T2">manipulate</text:span> / input / 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ommand-line? Buttons? <text:s/>Mous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MVC in Swing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odel</text:span>:</text:p>
              </text:list-item>
            </text:list>
            <text:list text:style-name="L3">
              <text:list-item>
                <text:list>
                  <text:list-item>
                    <text:p text:style-name="P4">Core <text:span text:style-name="T1">content</text:span>/functionality of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deally, should be <text:span text:style-name="T1">independent</text:span> of Swing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iew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JFrame</text:span>, <text:span text:style-name="T3">JPanel</text:span>, <text:span text:style-name="T1">layout manager</text:span>, widge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ntroller</text:span>: Event handler:</text:p>
              </text:list-item>
            </text:list>
            <text:list text:style-name="L3">
              <text:list-item>
                <text:list>
                  <text:list-item>
                    <text:p text:style-name="P4">implements <text:span text:style-name="T3">ActionListener</text:span>, <text:span text:style-name="T3">ItemListener</text:span> {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public void <text:span text:style-name="T3">actionPerformed</text:span>( <text:span text:style-name="T3">ActionEvent</text:span> e 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public void <text:span text:style-name="T3">itemStateChanged</text:span>( <text:span text:style-name="T3">ItemEvent</text:span> e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wing container classe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tainers</text:span> (<text:span text:style-name="T3">java.awt.Container</text:span>) hold other component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wing</text:span> container: <text:span text:style-name="T3">javax.swing.JCompon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oth <text:span text:style-name="T3">JFrame</text:span> and <text:span text:style-name="T3">JPanel</text:span> are Swing <text:span text:style-name="T1">contain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very <text:span text:style-name="T3">JComponent</text:span> can have one <text:span text:style-name="T1">layout manager</text:span>: decides how to arrange widge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JFrame</text:span>: Swing <text:span text:style-name="T1">window</text:span></text:p>
              </text:list-item>
            </text:list>
            <text:list text:style-name="L3">
              <text:list-item>
                <text:list>
                  <text:list-item>
                    <text:p text:style-name="P4">Can only have <text:span text:style-name="T1">one</text:span> layout mana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ut can <text:span text:style-name="T1">nest</text:span> <text:span text:style-name="T3">JPanels</text:span>: each <text:span text:style-name="T3">JPanel</text:span> can have its own layout manag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wing / AWT class hierarchy</text:p>
          </draw:text-box>
        </draw:frame>
        <draw:custom-shape draw:style-name="gr2" draw:text-style-name="P8" draw:id="id2" draw:layer="layout" svg:width="4.178cm" svg:height="1.393cm" svg:x="2.924cm" svg:y="4.663cm">
          <text:p text:style-name="P8">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1" draw:layer="layout" svg:width="4.178cm" svg:height="1.392cm" svg:x="8.808cm" svg:y="6.789cm">
          <text:p text:style-name="P8"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3" draw:layer="layout" svg:width="3.378cm" svg:height="1.219cm" svg:x="2.471cm" svg:y="8.981cm">
          <text:p text:style-name="P8">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4" draw:layer="layout" svg:width="2.923cm" svg:height="1.393cm" svg:x="2.718cm" svg:y="11.002cm">
          <text:p text:style-name="P8">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5" draw:layer="layout" svg:width="3.377cm" svg:height="1.395cm" svg:x="4.179cm" svg:y="15.214cm">
          <text:p text:style-name="P8">J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6" draw:layer="layout" svg:width="4.56cm" svg:height="1.393cm" svg:x="14.831cm" svg:y="9.437cm">
          <text:p text:style-name="P8">J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10" draw:layer="layout" svg:width="2.889cm" svg:height="1.393cm" svg:x="9.852cm" svg:y="12.396cm">
          <text:p text:style-name="P8">J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7" draw:layer="layout" svg:width="4.56cm" svg:height="1.393cm" svg:x="11.385cm" svg:y="14.346cm">
          <text:p text:style-name="P8">J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9" draw:layer="layout" svg:width="6.405cm" svg:height="1.393cm" svg:x="16.469cm" svg:y="14.346cm">
          <text:p text:style-name="P8">JText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11" draw:layer="layout" svg:width="4.56cm" svg:height="1.393cm" svg:x="13.823cm" svg:y="17.375cm">
          <text:p text:style-name="P8">J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12" draw:layer="layout" svg:width="4.56cm" svg:height="1.393cm" svg:x="19.081cm" svg:y="17.341cm">
          <text:p text:style-name="P8">JText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8" draw:layer="layout" svg:width="5.709cm" svg:height="1.393cm" svg:x="20.818cm" svg:y="12.258cm">
          <text:p text:style-name="P8">Abstract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id="id13" draw:layer="layout" svg:width="2.994cm" svg:height="1.393cm" svg:x="23.846cm" svg:y="15.149cm">
          <text:p text:style-name="P8">J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4.56cm" svg:height="1.393cm" svg:x="15.702cm" svg:y="4.355cm">
          <text:p text:style-name="P8">Border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4.56cm" svg:height="1.393cm" svg:x="15.457cm" svg:y="6.166cm">
          <text:p text:style-name="P8">Flow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4.56cm" svg:height="1.393cm" svg:x="20.576cm" svg:y="4.356cm">
          <text:p text:style-name="P8">Grid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188cm" svg:height="1.393cm" svg:x="20.261cm" svg:y="6.166cm">
          <text:p text:style-name="P8">GridBag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9" draw:layer="layout" draw:type="line" svg:x1="10.897cm" svg:y1="6.789cm" svg:x2="5.013cm" svg:y2="6.056cm" draw:start-shape="id1" draw:start-glue-point="0" draw:end-shape="id2" draw:end-glue-point="2">
          <text:p text:style-name="P1"/>
        </draw:connector>
        <draw:connector draw:style-name="gr4" draw:text-style-name="P9" draw:layer="layout" draw:type="line" svg:x1="10.897cm" svg:y1="8.181cm" svg:x2="4.16cm" svg:y2="8.981cm" draw:start-shape="id1" draw:start-glue-point="2" draw:end-shape="id3" draw:end-glue-point="0">
          <text:p text:style-name="P1"/>
        </draw:connector>
        <draw:connector draw:style-name="gr4" draw:text-style-name="P9" draw:layer="layout" draw:type="line" svg:x1="4.179cm" svg:y1="11.002cm" svg:x2="4.16cm" svg:y2="10.2cm" draw:start-shape="id4" draw:start-glue-point="0" draw:end-shape="id3" draw:end-glue-point="2">
          <text:p text:style-name="P1"/>
        </draw:connector>
        <draw:connector draw:style-name="gr4" draw:text-style-name="P9" draw:layer="layout" draw:type="line" svg:x1="5.867cm" svg:y1="15.214cm" svg:x2="4.179cm" svg:y2="12.395cm" draw:start-shape="id5" draw:start-glue-point="0" draw:end-shape="id4" draw:end-glue-point="2">
          <text:p text:style-name="P1"/>
        </draw:connector>
        <draw:connector draw:style-name="gr4" draw:text-style-name="P9" draw:layer="layout" draw:type="line" svg:x1="17.111cm" svg:y1="9.437cm" svg:x2="10.897cm" svg:y2="8.181cm" draw:start-shape="id6" draw:start-glue-point="0" draw:end-shape="id1" draw:end-glue-point="2">
          <text:p text:style-name="P1"/>
        </draw:connector>
        <draw:connector draw:style-name="gr4" draw:text-style-name="P9" draw:layer="layout" draw:type="line" svg:x1="13.665cm" svg:y1="14.346cm" svg:x2="17.111cm" svg:y2="10.83cm" draw:start-shape="id7" draw:start-glue-point="0" draw:end-shape="id6" draw:end-glue-point="2">
          <text:p text:style-name="P1"/>
        </draw:connector>
        <draw:connector draw:style-name="gr4" draw:text-style-name="P9" draw:layer="layout" draw:type="line" svg:x1="23.672cm" svg:y1="12.258cm" svg:x2="17.111cm" svg:y2="10.83cm" draw:start-shape="id8" draw:start-glue-point="0" draw:end-shape="id6" draw:end-glue-point="2">
          <text:p text:style-name="P1"/>
        </draw:connector>
        <draw:connector draw:style-name="gr4" draw:text-style-name="P9" draw:layer="layout" draw:type="line" svg:x1="19.671cm" svg:y1="14.346cm" svg:x2="17.111cm" svg:y2="10.83cm" draw:start-shape="id9" draw:start-glue-point="0" draw:end-shape="id6" draw:end-glue-point="2">
          <text:p text:style-name="P1"/>
        </draw:connector>
        <draw:connector draw:style-name="gr4" draw:text-style-name="P9" draw:layer="layout" draw:type="line" svg:x1="11.296cm" svg:y1="12.396cm" svg:x2="17.111cm" svg:y2="10.83cm" draw:start-shape="id10" draw:start-glue-point="0" draw:end-shape="id6" draw:end-glue-point="2">
          <text:p text:style-name="P1"/>
        </draw:connector>
        <draw:connector draw:style-name="gr4" draw:text-style-name="P9" draw:layer="layout" draw:type="line" svg:x1="16.103cm" svg:y1="17.375cm" svg:x2="19.671cm" svg:y2="15.739cm" draw:start-shape="id11" draw:start-glue-point="0" draw:end-shape="id9" draw:end-glue-point="2">
          <text:p text:style-name="P1"/>
        </draw:connector>
        <draw:connector draw:style-name="gr4" draw:text-style-name="P9" draw:layer="layout" draw:type="line" svg:x1="21.361cm" svg:y1="17.341cm" svg:x2="19.671cm" svg:y2="15.739cm" draw:start-shape="id12" draw:start-glue-point="0" draw:end-shape="id9" draw:end-glue-point="2">
          <text:p text:style-name="P1"/>
        </draw:connector>
        <draw:connector draw:style-name="gr4" draw:text-style-name="P9" draw:layer="layout" draw:type="line" svg:x1="25.343cm" svg:y1="15.149cm" svg:x2="23.672cm" svg:y2="13.651cm" draw:start-shape="id13" draw:start-glue-point="0" draw:end-shape="id8" draw:end-glue-point="2">
          <text:p text:style-name="P1"/>
        </draw:connector>
        <draw:path draw:style-name="gr5" draw:text-style-name="P9" draw:layer="layout" svg:width="27.71cm" svg:height="7.17cm" svg:x="0cm" svg:y="8.39cm" svg:viewBox="0 0 27711 7171" svg:d="m0 7171c10827-5709 15561-7171 15561-7171l12150 104">
          <text:p text:style-name="P1"/>
        </draw:path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Layout Managers</text:p>
          </draw:text-box>
        </draw:frame>
        <draw:frame presentation:style-name="pr5" draw:text-style-name="P3" draw:layer="layout" svg:width="25.199cm" svg:height="14.421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FlowLayout</text:span>: simple <text:span text:style-name="T1">left-to-righ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etLayout( new FlowLayout()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JLabel label1 = new JLabel(“Label One”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dd( label1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BorderLayout</text:span>: <text:span text:style-name="T1">north</text:span>, <text:span text:style-name="T1">south</text:span>, <text:span text:style-name="T1">east</text:span>, <text:span text:style-name="T1">west</text:span>, <text:span text:style-name="T1">center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etLayout( new BorderLayout()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dd( label1, BorderLayout.NORTH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GridLayout</text:span>: table of <text:span text:style-name="T1">equal-size</text:span> cell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etLayout( new GridLayout(2, 3)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dd( label1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lls <text:span text:style-name="T1">left-to-right</text:span>, then <text:span text:style-name="T1">top-to-botto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2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2-04T14:24:38</meta:creation-date>
    <dc:creator>Sean Ho</dc:creator>
    <dc:date>2008-02-08T17:32:21</dc:date>
    <meta:editing-cycles>16</meta:editing-cycles>
    <meta:editing-duration>PT4H7M9S</meta:editing-duration>
    <meta:user-defined meta:name="Info 1"/>
    <meta:user-defined meta:name="Info 2"/>
    <meta:user-defined meta:name="Info 3"/>
    <meta:user-defined meta:name="Info 4"/>
    <meta:document-statistic meta:object-count="226"/>
  </office:meta>
</office:document-meta>
</file>